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4.3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2.24pt double-thin #ff0000" style:border-line-width="0.018cm 0.044cm 0.018cm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2.24pt double-thin #669933" style:border-line-width="0.018cm 0.044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2.24pt double-thin #669933" style:border-line-width="0.018cm 0.044cm 0.018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2.24pt double-thin #ff33ff" style:border-line-width="0.018cm 0.044cm 0.018cm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2.24pt double-thin #ff33ff" style:border-line-width="0.018cm 0.044cm 0.018cm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2.24pt double-thin #ff0000" style:border-line-width="0.018cm 0.044cm 0.018cm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2.24pt double-thin #669933" style:border-line-width="0.018cm 0.044cm 0.018cm" style:vertical-align="middle"/>
      <style:paragraph-properties fo:text-align="center" fo:margin-left="0cm"/>
    </style:style>
    <style:style style:name="ce11" style:family="table-cell" style:parent-style-name="Default">
      <style:table-cell-properties fo:border="2.24pt double-thin #ff33ff" style:border-line-width="0.018cm 0.044cm 0.018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áficos" table:style-name="ta1">
        <table:shapes>
          <draw:frame draw:z-index="0" draw:style-name="gr1" draw:text-style-name="P1" svg:width="14.884cm" svg:height="7.942cm" svg:x="0cm" svg:y="5.737cm">
            <draw:object draw:notify-on-update-of-ranges="Gráficos.C6:Gráficos.C11 Gráficos.C4:Gráficos.C4 Gráficos.C6:Gráfico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585cm" svg:height="8.994cm" svg:x="0.151cm" svg:y="36.634cm">
            <draw:object draw:notify-on-update-of-ranges="Gráficos.B73:Gráficos.B73 Gráficos.B74:Gráficos.B80 Gráficos.C73:Gráficos.C73 Gráficos.C74:Gráficos.C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6.004cm" svg:height="9.009cm" svg:x="0cm" svg:y="20.144cm">
            <draw:object draw:notify-on-update-of-ranges="Gráficos.B40:Gráficos.B40 Gráficos.B41:Gráficos.B43 Gráficos.C40:Gráficos.C40 Gráficos.C41:Gráficos.C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A A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artido</text:p>
          </table:table-cell>
          <table:table-cell table:style-name="ce2" office:value-type="string" calcext:value-type="string">
            <text:p>Votante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I</text:p>
          </table:table-cell>
          <table:table-cell table:style-name="ce9"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AN</text:p>
          </table:table-cell>
          <table:table-cell table:style-name="ce9"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D</text:p>
          </table:table-cell>
          <table:table-cell table:style-name="ce9"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T</text:p>
          </table:table-cell>
          <table:table-cell table:style-name="ce9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ERDE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PS</text:p>
          </table:table-cell>
          <table:table-cell table:style-name="ce9" office:value-type="float" office:value="338" calcext:value-type="float">
            <text:p>338</text:p>
          </table:table-cell>
          <table:table-cell table:number-columns-repeated="2"/>
        </table:table-row>
        <table:table-row table:style-name="ro1" table:number-rows-repeated="25"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ABLA B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NIÑOS DE LA CALLE</text:p>
          </table:table-cell>
          <table:covered-table-cell table:style-name="ce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TRABAJAN EN LA CALLE</text:p>
          </table:table-cell>
          <table:table-cell table:style-name="ce10"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VIVEN EN LA CALLE</text:p>
          </table:table-cell>
          <table:table-cell table:style-name="ce10" office:value-type="float" office:value="131" calcext:value-type="float">
            <text:p>131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NIÑOS EN PROGRAMAS DE AYUDA</text:p>
          </table:table-cell>
          <table:table-cell table:style-name="ce10" office:value-type="float" office:value="107" calcext:value-type="float">
            <text:p>107</text:p>
          </table:table-cell>
          <table:table-cell table:number-columns-repeated="2"/>
        </table:table-row>
        <table:table-row table:style-name="ro1" table:number-rows-repeated="2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A C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Y=4x+2</text:p>
          </table:table-cell>
          <table:covered-table-cell table:style-name="ce11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3" calcext:value-type="float">
            <text:p>-3</text:p>
          </table:table-cell>
          <table:table-cell table:style-name="ce8" table:formula="of:=4*[.B74]+2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2" calcext:value-type="float">
            <text:p>-2</text:p>
          </table:table-cell>
          <table:table-cell table:style-name="ce8" table:formula="of:=4*[.B75]+2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1" calcext:value-type="float">
            <text:p>-1</text:p>
          </table:table-cell>
          <table:table-cell table:style-name="ce8" table:formula="of:=4*[.B76]+2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 table:formula="of:=4*[.B77]+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4*[.B78]+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table:formula="of:=4*[.B79]+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table:formula="of:=4*[.B80]+2" office:value-type="float" office:value="14" calcext:value-type="float">
            <text:p>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0:36:57.962394798</meta:creation-date>
    <dc:date>2022-12-07T11:54:40.675187585</dc:date>
    <meta:editing-duration>PT20M39S</meta:editing-duration>
    <meta:editing-cycles>10</meta:editing-cycles>
    <meta:generator>LibreOffice/7.4.3.2$Linux_X86_64 LibreOffice_project/40$Build-2</meta:generator>
    <meta:document-statistic meta:table-count="1" meta:cell-count="4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fill-color="#0000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85cm" svg:height="7.943cm" xlink:href=".." xlink:type="simple" chart:class="chart:bar" chart:style-name="ch1">
        <chart:title svg:x="3.786cm" svg:y="0cm" chart:style-name="ch2">
          <text:p>Resultados electorales</text:p>
        </chart:title>
        <chart:legend chart:legend-position="end" svg:x="12.219cm" svg:y="3.708cm" style:legend-expansion="custom" svg:width="2.463cm" svg:height="0.527cm" style:legend-expansion-aspect-ratio="4.67362428842505" chart:style-name="ch3"/>
        <chart:plot-area chart:style-name="ch4" table:cell-range-address="Gráficos.C6:Gráficos.C11 Gráficos.C4:Gráficos.C4" chart:data-source-has-labels="both" svg:x="0.332cm" svg:y="1.078cm" svg:width="11.681cm" svg:height="6.7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126cm" svg:y="1.078cm" svg:width="10.901cm" svg:height="6.0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Gráficos.C6:Gráficos.C1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Gráficos.C6:Gráficos.C11" chart:label-cell-address="Gráficos.C4:Gráficos.C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áficos.C4:Gráficos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I</text:p>
                <draw:g>
                  <svg:desc>Gráficos.C6:Gráficos.C11</svg:desc>
                </draw:g>
              </table:table-cell>
              <table:table-cell office:value-type="float" office:value="NaN">
                <text:p>NaN</text:p>
                <draw:g>
                  <svg:desc>Gráficos.C6:Gráficos.C11</svg:desc>
                </draw:g>
              </table:table-cell>
            </table:table-row>
            <table:table-row>
              <table:table-cell office:value-type="string">
                <text:p>PAN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PRD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VERDE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PPS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1cm" xlink:href=".." xlink:type="simple" chart:class="chart:circle" chart:style-name="ch1">
        <chart:title svg:x="6.278cm" svg:y="0.316cm" chart:style-name="ch2">
          <text:p>Niños de la calle</text:p>
        </chart:title>
        <chart:legend chart:legend-position="end" svg:x="10.646cm" svg:y="3.509cm" style:legend-expansion="high" chart:style-name="ch3"/>
        <chart:plot-area chart:style-name="ch4" table:cell-range-address="Gráficos.B40:Gráficos.C43" chart:data-source-has-labels="both" svg:x="0.375cm" svg:y="1.845cm" svg:width="10.003cm" svg:height="6.16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0.375cm" svg:y="2.005cm" svg:width="10.003cm" svg:height="6.005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Gráficos.B41:Gráficos.B4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Gráficos.C41:Gráficos.C43" chart:label-cell-address="Gráficos.C40:Gráficos.C4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ráficos.C40:Gráficos.C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BAJAN EN LA CALLE</text:p>
                <draw:g>
                  <svg:desc>Gráficos.B41:Gráficos.B43</svg:desc>
                </draw:g>
              </table:table-cell>
              <table:table-cell office:value-type="float" office:value="253">
                <text:p>253</text:p>
                <draw:g>
                  <svg:desc>Gráficos.C41:Gráficos.C43</svg:desc>
                </draw:g>
              </table:table-cell>
            </table:table-row>
            <table:table-row>
              <table:table-cell office:value-type="string">
                <text:p>VIVEN EN LA CALLE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NIÑOS EN PROGRAMAS DE AYUDA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86cm" svg:height="8.995cm" xlink:href=".." xlink:type="simple" chart:class="chart:line" chart:style-name="ch1">
        <chart:title svg:x="6.178cm" svg:y="0.315cm" chart:style-name="ch2">
          <text:p>Y = 4x + 2</text:p>
        </chart:title>
        <chart:legend chart:legend-position="end" svg:x="13.057cm" svg:y="4.198cm" style:legend-expansion="high" chart:style-name="ch3"/>
        <chart:plot-area chart:style-name="ch4" table:cell-range-address="Gráficos.B73:Gráficos.C80" chart:data-source-has-labels="both" svg:x="1.302cm" svg:y="1.273cm" svg:width="11.464cm" svg:height="6.562cm">
          <chart:coordinate-region svg:x="2.029cm" svg:y="1.472cm" svg:width="10.643cm" svg:height="6.165cm"/>
          <chart:axis chart:dimension="x" chart:name="primary-x" chart:style-name="ch5" chartooo:axis-type="auto">
            <chartooo:date-scale/>
            <chart:title svg:x="6.897cm" svg:y="8.014cm" chart:style-name="ch6">
              <text:p>x</text:p>
            </chart:title>
            <chart:categories table:cell-range-address="Gráficos.B74:Gráficos.B80"/>
            <chart:grid chart:style-name="ch7" chart:class="major"/>
          </chart:axis>
          <chart:axis chart:dimension="y" chart:name="primary-y" chart:style-name="ch5">
            <chart:title svg:x="0.451cm" svg:y="4.691cm" chart:style-name="ch8">
              <text:p>y</text:p>
            </chart:title>
            <chart:grid chart:style-name="ch7" chart:class="major"/>
          </chart:axis>
          <chart:series chart:style-name="ch9" chart:values-cell-range-address="Gráficos.C74:Gráficos.C80" chart:label-cell-address="Gráficos.C73:Gráficos.C7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Gráficos.C73:Gráficos.C73</svg:desc>
                </draw:g>
              </table:table-cell>
            </table:table-row>
          </table:table-header-rows>
          <table:table-rows>
            <table:table-row>
              <table:table-cell office:value-type="float" office:value="-3">
                <text:p>-3</text:p>
                <draw:g>
                  <svg:desc>Gráficos.B74:Gráficos.B80</svg:desc>
                </draw:g>
              </table:table-cell>
              <table:table-cell office:value-type="float" office:value="-10">
                <text:p>-10</text:p>
                <draw:g>
                  <svg:desc>Gráficos.C74:Gráficos.C80</svg:desc>
                </draw:g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